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Lao" svg:font-family="'Noto Serif Lao'" style:font-family-generic="roman" style:font-pitch="variable"/>
    <style:font-face style:name="Sans Serif Collection" svg:font-family="'Sans Serif Collection'" style:font-family-generic="swiss" style:font-pitch="variable"/>
  </office:font-face-decls>
  <office:automatic-styles>
    <style:style style:name="P1" style:family="paragraph" style:parent-style-name="Standard">
      <style:text-properties officeooo:rsid="001f7751" officeooo:paragraph-rsid="001f7751"/>
    </style:style>
    <style:style style:name="P2" style:family="paragraph" style:parent-style-name="Standard" style:list-style-name="L1">
      <style:text-properties officeooo:rsid="001f7751" officeooo:paragraph-rsid="001f7751"/>
    </style:style>
    <style:style style:name="P3" style:family="paragraph" style:parent-style-name="Standard">
      <style:text-properties officeooo:paragraph-rsid="001f7751"/>
    </style:style>
    <style:style style:name="P4" style:family="paragraph" style:parent-style-name="Standard">
      <style:text-properties fo:font-weight="bold" officeooo:rsid="001f7751" officeooo:paragraph-rsid="001f7751" style:font-weight-asian="bold" style:font-weight-complex="bold"/>
    </style:style>
    <style:style style:name="P5" style:family="paragraph" style:parent-style-name="Standard" style:list-style-name="L2">
      <style:text-properties fo:font-weight="bold" officeooo:rsid="001f7751" officeooo:paragraph-rsid="001f7751" style:font-weight-asian="bold" style:font-weight-complex="bold"/>
    </style:style>
    <style:style style:name="P6" style:family="paragraph" style:parent-style-name="Standard" style:list-style-name="L2">
      <style:text-properties fo:font-weight="bold" officeooo:paragraph-rsid="001f7751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style:line-height-at-least="0.499cm" fo:text-align="center" style:justify-single-word="false"/>
      <style:text-properties style:font-name="Noto Serif Lao" fo:font-size="15pt" fo:font-weight="bold" officeooo:rsid="001f7751" officeooo:paragraph-rsid="001f7751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top="0cm" fo:margin-bottom="0cm" style:contextual-spacing="false" style:line-height-at-least="0.499cm"/>
      <style:text-properties style:font-name="Noto Serif Lao" fo:font-size="15pt" style:font-size-asian="15pt" style:font-size-complex="15pt"/>
    </style:style>
    <style:style style:name="P9" style:family="paragraph" style:parent-style-name="Standard">
      <style:paragraph-properties fo:margin-top="0cm" fo:margin-bottom="0cm" style:contextual-spacing="false" style:line-height-at-least="0.499cm" fo:text-align="center" style:justify-single-word="false"/>
      <style:text-properties style:font-name="Noto Serif Lao" fo:font-size="26pt" fo:font-weight="bold" officeooo:rsid="001f7751" officeooo:paragraph-rsid="001f7751" style:font-size-asian="26pt" style:font-weight-asian="bold" style:font-size-complex="26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.499cm"/>
      <style:text-properties style:font-name="Noto Serif Lao" fo:font-size="13pt" fo:font-weight="bold" officeooo:rsid="001f7751" officeooo:paragraph-rsid="001f7751" style:font-size-asian="13pt" style:font-weight-asian="bold" style:font-size-complex="13pt" style:font-weight-complex="bold"/>
    </style:style>
    <style:style style:name="P11" style:family="paragraph" style:parent-style-name="Standard" style:list-style-name="L2">
      <style:text-properties officeooo:paragraph-rsid="001f7751"/>
    </style:style>
    <style:style style:name="P12" style:family="paragraph" style:parent-style-name="Standard" style:list-style-name="L2"/>
    <style:style style:name="T1" style:family="text">
      <style:text-properties officeooo:rsid="001f77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775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akcja na incydenty i zarządzanie incydentami</text:p>
      <text:p text:style-name="P7"/>
      <text:p text:style-name="P8"/>
      <text:p text:style-name="P8"/>
      <text:p text:style-name="P10">Podstawy</text:p>
      <text:p text:style-name="P1">Incydenty są nieuniknione – kluczowe jest przygotowanie.</text:p>
      <text:p text:style-name="P1">Nie każde zdarzenie to incydent – różne poziomy reakcji.</text:p>
      <text:p text:style-name="P1">Reakcja na incydent – analiza, co się stało.</text:p>
      <text:p text:style-name="P1">Zarządzanie incydentem – działanie w celu zakończenia incydentu.</text:p>
      <text:p text:style-name="P1">Różne role – nie tylko blue team, ale też First Responder i SME.</text:p>
      <text:p text:style-name="P1"/>
      <text:p text:style-name="P10">Model NIST</text:p>
      <text:list text:style-name="L1">
        <text:list-item>
          <text:p text:style-name="P2">Przygotowanie</text:p>
        </text:list-item>
        <text:list-item>
          <text:p text:style-name="P2">Wykrywanie i analiza</text:p>
        </text:list-item>
        <text:list-item>
          <text:p text:style-name="P2">Izolacja, eliminacja i odzyskiwanie</text:p>
        </text:list-item>
        <text:list-item>
          <text:p text:style-name="P2">Analiza powłamaniowa</text:p>
        </text:list-item>
      </text:list>
      <text:p text:style-name="P10">Częste błędy podczas incydentów</text:p>
      <text:list text:style-name="L2">
        <text:list-item>
          <text:p text:style-name="P11"><text:span text:style-name="T3">Brak utwardzenia systemów (Hardening)</text:span><text:span text:style-name="T1"> – organizacje priorytetowo traktują szybkość wdrażania nad bezpieczeństwem. Wdrożenia </text:span><text:span text:style-name="T3">Shift Left</text:span><text:span text:style-name="T1"> (hardening na etapie rozwoju) poprawia sytuację.</text:span></text:p>
        </text:list-item>
      </text:list>
      <text:p text:style-name="P1"/>
      <text:list text:continue-numbering="true" text:style-name="L2">
        <text:list-item>
          <text:p text:style-name="P11"><text:span text:style-name="T3">Niewystarczające logowanie</text:span><text:span text:style-name="T1"> – brak danych ogranicza możliwość wykrycia incydentu. Problemem są koszty przechowywania i przesyłu logów.</text:span></text:p>
        </text:list-item>
      </text:list>
      <text:p text:style-name="P1"/>
      <text:list text:continue-numbering="true" text:style-name="L2">
        <text:list-item>
          <text:p text:style-name="P6"><text:span text:style-name="T1">Zbyt mała lub nadmierna liczba alertów </text:span></text:p>
          <text:p text:style-name="P11"/>
        </text:list-item>
      </text:list>
      <text:p text:style-name="P1"><text:tab/><text:tab/><text:span text:style-name="T2">za mało alertów</text:span> → brak wykrycia zagrożenia</text:p>
      <text:p text:style-name="P1"><text:tab/><text:tab/><text:span text:style-name="T2">za dużo fałszywych pozytywów</text:span> → ignorowanie alertów</text:p>
      <text:p text:style-name="P1"/>
      <text:list text:continue-numbering="true" text:style-name="L2">
        <text:list-header>
          <text:p text:style-name="P11"><text:span text:style-name="T1">Kluczowe jest optymalizowanie sygnału względem szumu.</text:span></text:p>
        </text:list-header>
      </text:list>
      <text:p text:style-name="P3"/>
      <text:list text:continue-numbering="true" text:style-name="L2">
        <text:list-item>
          <text:p text:style-name="P5">Błędne określenie zakresu incydentu </text:p>
        </text:list-item>
      </text:list>
      <text:p text:style-name="P4"><text:span text:style-name="T4"/></text:p>
      <text:p text:style-name="P4"><text:span text:style-name="T4"><text:tab/><text:tab/>niedoszacowanie → atak nie został w pełni wyeleminowany</text:span></text:p>
      <text:p text:style-name="P4"><text:span text:style-name="T4"><text:tab/><text:tab/>przeszacowanie → niepotrzebne zakłócenia działalności</text:span></text:p>
      <text:p text:style-name="P4"><text:span text:style-name="T4"/></text:p>
      <text:p text:style-name="P4"><text:span text:style-name="T4"><text:tab/>Wymaga doświadczenia i przygotowania zespołu.</text:span></text:p>
      <text:list text:continue-numbering="true" text:style-name="L2">
        <text:list-header>
          <text:p text:style-name="P12"/>
        </text:list-header>
        <text:list-item>
          <text:p text:style-name="P5">Brak odpowiedzialności –<text:span text:style-name="T4"> decyzje są podejmowane, ale brak osoby odpowiedzialnej za wykonanie. Rozwiązanie: skuteczne zarządzanie incydentem i dokumentacja działań.</text:span></text:p>
        </text:list-item>
      </text:list>
      <text:p text:style-name="P4"><text:span text:style-name="T4"/></text:p>
      <text:list text:continue-numbering="true" text:style-name="L2">
        <text:list-item>
          <text:p text:style-name="P5">Brak wystarczających kopii zapasowych –<text:span text:style-name="T4"> bez offlineowych i izolowanych backupów odzyskanie danych np. po ataku ransomware jest niemożliw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Lao" svg:font-family="'Noto Serif Lao'" style:font-family-generic="roman" style:font-pitch="variable"/>
    <style:font-face style:name="Sans Serif Collection" svg:font-family="'Sans Serif Collectio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6:58:26.987000000</meta:creation-date>
    <dc:date>2025-02-27T17:09:12.153000000</dc:date>
    <meta:editing-duration>PT10M46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5" meta:word-count="191" meta:character-count="1486" meta:non-whitespace-character-count="1310"/>
  </office:meta>
</office:document-meta>
</file>